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itenam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rop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-Slu</text:p>
          </table:table-cell>
          <table:table-cell table:number-columns-repeated="2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Vir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Cow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Cpr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Ctr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Cum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Dy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Emr</text:p>
          </table:table-cell>
          <table:table-cell table:number-columns-repeated="2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Gin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How</text:p>
          </table:table-cell>
          <table:table-cell office:value-type="float" office:value="2008" calcext:value-type="float">
            <text:p>2008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Lit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Otw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RDF</text:p>
          </table:table-cell>
          <table:table-cell office:value-type="string" calcext:value-type="string">
            <text:p>2012-06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Rob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Sam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Wac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Wrr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Stp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-Bra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BR-Npw</text:p>
          </table:table-cell>
          <table:table-cell office:value-type="float" office:value="2015" calcext:value-type="float">
            <text:p>2015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bo</text:p>
          </table:table-cell>
          <table:table-cell office:value-type="float" office:value="2005" calcext:value-type="float">
            <text:p>200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CA-NS1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2</text:p>
          </table:table-cell>
          <table:table-cell office:value-type="float" office:value="2001" calcext:value-type="float">
            <text:p>20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4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5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6</text:p>
          </table:table-cell>
          <table:table-cell office:value-type="float" office:value="2002" calcext:value-type="float">
            <text:p>2002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7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Ofo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SF2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SF3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TP1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-Tch</text:p>
          </table:table-cell>
          <table:table-cell office:value-type="float" office:value="2007" calcext:value-type="float">
            <text:p>2007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Cha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Fru</text:p>
          </table:table-cell>
          <table:table-cell office:value-type="float" office:value="2007" calcext:value-type="float">
            <text:p>200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Cng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Du2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Du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N-Sw2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Z-BK1</text:p>
          </table:table-cell>
          <table:table-cell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BK2</text:p>
          </table:table-cell>
          <table:table-cell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Akm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Lkb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Lnf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DE-RuS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Ruw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eh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pw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-Amo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-LgS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S-Lju</text:p>
          </table:table-cell>
          <table:table-cell office:value-type="float" office:value="2007" calcext:value-type="float">
            <text:p>2007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-Aur</text:p>
          </table:table-cell>
          <table:table-cell office:value-type="float" office:value="2005" calcext:value-type="float">
            <text:p>2005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-Gri</text:p>
          </table:table-cell>
          <table:table-cell office:value-type="float" office:value="2004" calcext:value-type="float">
            <text:p>2004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-Ank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L-NuF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-ZaF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T-Bci</text:p>
          </table:table-cell>
          <table:table-cell office:value-type="float" office:value="2004" calcext:value-type="float">
            <text:p>200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IT-Col</text:p>
          </table:table-cell>
          <table:table-cell office:value-type="float" office:value="1996" calcext:value-type="float">
            <text:p>199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IT-Cp2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T-Cpz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-Noe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messed up vpd</text:p>
          </table:table-cell>
        </table:table-row>
        <table:table-row table:style-name="ro1">
          <table:table-cell office:value-type="string" calcext:value-type="string">
            <text:p>IT-PT1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-Ro1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-Ro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can be plit</text:p>
          </table:table-cell>
        </table:table-row>
        <table:table-row table:style-name="ro1">
          <table:table-cell office:value-type="string" calcext:value-type="string">
            <text:p>JP-SMF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NL-Hor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RU-Che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Cok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U-Ha1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D-Dem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E-Svb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SJ-Adv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N-Dhr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A32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ARM</text:p>
          </table:table-cell>
          <table:table-cell office:value-type="float" office:value="2003" calcext:value-type="float">
            <text:p>200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US-Atq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Blo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BZB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US-BZF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US-BZS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1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2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3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4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S2</text:p>
          </table:table-cell>
          <table:table-cell table:number-columns-repeated="2"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S3</text:p>
          </table:table-cell>
          <table:table-cell table:number-columns-repeated="2"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S4</text:p>
          </table:table-cell>
          <table:table-cell table:number-columns-repeated="2"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GBT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Goo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HB1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Hn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Ho2</text:p>
          </table:table-cell>
          <table:table-cell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IB2</text:p>
          </table:table-cell>
          <table:table-cell office:value-type="float" office:value="2005" calcext:value-type="float">
            <text:p>2005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Ics</text:p>
          </table:table-cell>
          <table:table-cell office:value-type="float" office:value="2011" calcext:value-type="float">
            <text:p>2011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Ict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Jo2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KFS</text:p>
          </table:table-cell>
          <table:table-cell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Los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1</text:p>
          </table:table-cell>
          <table:table-cell table:number-columns-repeated="2"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4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6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oz</text:p>
          </table:table-cell>
          <table:table-cell office:value-type="float" office:value="2012" calcext:value-type="float">
            <text:p>2012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NGB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NR1</text:p>
          </table:table-cell>
          <table:table-cell office:value-type="float" office:value="2006" calcext:value-type="float">
            <text:p>2006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Orv</text:p>
          </table:table-cell>
          <table:table-cell office:value-type="float" office:value="2013" calcext:value-type="float">
            <text:p>2013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OWC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Prr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Rms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Sta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Syv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Tw1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Tw4</text:p>
          </table:table-cell>
          <table:table-cell table:number-columns-repeated="2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UM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Var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Wcr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Wi0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1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2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4</text:p>
          </table:table-cell>
          <table:table-cell table:number-columns-repeated="2" office:value-type="float" office:value="2005" calcext:value-type="float">
            <text:p>200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US-Wi5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6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8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9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ZA-Kru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ZM-Mon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Slu</text:p>
          </table:table-cell>
          <table:table-cell table:number-columns-repeated="2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Vir</text:p>
          </table:table-cell>
          <table:table-cell table:number-columns-repeated="2"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Cpr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9:47:19.295244556</meta:creation-date>
    <meta:generator>LibreOffice/7.3.7.2$Linux_X86_64 LibreOffice_project/30$Build-2</meta:generator>
    <dc:date>2023-09-20T16:30:30.077378043</dc:date>
    <meta:editing-duration>PT6H31M48S</meta:editing-duration>
    <meta:editing-cycles>142</meta:editing-cycles>
    <meta:document-statistic meta:table-count="1" meta:cell-count="372" meta:object-count="0"/>
  </office:meta>
</office:document-meta>
</file>